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start="Arrow" draw:marker-start-width="0.3cm" draw:marker-end="Circle" draw:marker-end-width="0.3cm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family="Palatino" style:font-family-generic="roman" fo:font-style="italic" style:font-style-asian="italic" style:font-style-complex="italic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2.54cm" svg:x="6.985cm" svg:y="16.511cm">
          <text:p text:style-name="P1"><text:span text:style-name="T1">Deliberative Planning</text:span></text:p>
          <text:p text:style-name="P1"><text:span text:style-name="T1">Machine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0.16cm" svg:height="2.54cm" svg:x="6.35cm" svg:y="1.27cm">
          <text:p text:style-name="P1"><text:span text:style-name="T1">Deliberative Planning Machine</text:span></text:p>
          <text:p text:style-name="P1"><text:span text:style-name="T1">Type Event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1.905cm" svg:y="11.431cm">
          <text:p text:style-name="P1"><text:span text:style-name="T1">Reconstructed</text:span></text:p>
          <text:p text:style-name="P1"><text:span text:style-name="T1">Deliberative Planning</text:span></text:p>
          <text:p text:style-name="P1"><text:span text:style-name="T1">Machine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.89cm" svg:y1="16.511cm" svg:x2="8.89cm" svg:y2="13.971cm">
          <text:p/>
        </draw:line>
        <draw:line draw:style-name="gr2" draw:text-style-name="P1" draw:layer="layout" svg:x1="11.43cm" svg:y1="6.35cm" svg:x2="11.43cm" svg:y2="3.81cm">
          <text:p/>
        </draw:line>
        <draw:frame draw:style-name="gr3" draw:text-style-name="P3" draw:layer="layout" svg:width="6.496cm" svg:height="1.064cm" svg:x="2.163cm" svg:y="14.364cm">
          <draw:text-box>
            <text:p><text:span text:style-name="T1">Event Reconstruction</text:span></text:p>
          </draw:text-box>
        </draw:frame>
        <draw:custom-shape draw:style-name="gr1" draw:text-style-name="P2" draw:layer="layout" svg:width="10.113cm" svg:height="2.541cm" svg:x="6.397cm" svg:y="6.349cm">
          <text:p text:style-name="P1"><text:span text:style-name="T1">Knowledge Induction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16.511cm" svg:x2="13.97cm" svg:y2="8.731cm">
          <text:p/>
        </draw:line>
        <draw:frame draw:style-name="gr3" draw:text-style-name="P3" draw:layer="layout" svg:width="3.893cm" svg:height="1.064cm" svg:x="14.363cm" svg:y="12.223cm">
          <draw:text-box>
            <text:p><text:span text:style-name="T1">Event Focus</text:span></text:p>
          </draw:text-box>
        </draw:frame>
        <draw:line draw:style-name="gr4" draw:text-style-name="P1" draw:layer="layout" svg:x1="8.89cm" svg:y1="8.731cm" svg:x2="8.89cm" svg:y2="11.588cm">
          <text:p/>
        </draw:line>
        <draw:frame draw:style-name="gr3" draw:text-style-name="P3" draw:layer="layout" svg:width="7.555cm" svg:height="1.064cm" svg:x="1.017cm" svg:y="9.572cm">
          <draw:text-box>
            <text:p><text:span text:style-name="T1">Directed Memory Access</text:span></text:p>
          </draw:text-box>
        </draw:frame>
        <draw:custom-shape draw:style-name="gr5" draw:text-style-name="P1" draw:layer="layout" svg:width="17.78cm" svg:height="19.05cm" svg:x="0.635cm" svg:y="0.63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635cm" svg:y1="15.875cm" svg:x2="18.415cm" svg:y2="15.875cm">
          <text:p/>
        </draw:line>
        <draw:frame draw:style-name="gr3" draw:text-style-name="P5" draw:layer="layout" svg:width="4.604cm" svg:height="1.085cm" svg:x="1.119cm" svg:y="4.603cm">
          <draw:text-box>
            <text:p text:style-name="P4"><text:span text:style-name="T2">Reflective Layer</text:span></text:p>
          </draw:text-box>
        </draw:frame>
        <draw:frame draw:style-name="gr3" draw:text-style-name="P3" draw:layer="layout" svg:width="5.281cm" svg:height="1.064cm" svg:x="11.823cm" svg:y="4.603cm">
          <draw:text-box>
            <text:p><text:span text:style-name="T1">Type Accounting</text:span></text:p>
          </draw:text-box>
        </draw:frame>
        <draw:frame draw:style-name="gr3" draw:text-style-name="P5" draw:layer="layout" svg:width="5.193cm" svg:height="1.085cm" svg:x="1.144cm" svg:y="17.131cm">
          <draw:text-box>
            <text:p text:style-name="P4"><text:span text:style-name="T2">Deliberative 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4:36:08</meta:creation-date>
    <dc:date>2012-08-24T15:26:49</dc:date>
    <dc:creator>neptune </dc:creator>
    <meta:editing-duration>P1DT51M25S</meta:editing-duration>
    <meta:editing-cycles>6</meta:editing-cycles>
    <meta:generator>LibreOffice/3.5$Linux_X86_64 LibreOffice_project/350m1$Build-2</meta:generator>
    <meta:document-statistic meta:object-count="16"/>
  </office:meta>
</office:document-meta>
</file>